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72in"/>
    </style:style>
    <style:style style:name="co3" style:family="table-column">
      <style:table-column-properties fo:break-before="auto" style:column-width="1.7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Liberation Serif" style:font-name-asian="DejaVu Sans" style:font-name-complex="DejaVu Sans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1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PART MFR</text:p>
          </table:table-cell>
          <table:table-cell office:value-type="string" calcext:value-type="string">
            <text:p>DESC.</text:p>
          </table:table-cell>
          <table:table-cell office:value-type="string" calcext:value-type="string">
            <text:p>QTY (P/PCB)</text:p>
          </table:table-cell>
          <table:table-cell office:value-type="string" calcext:value-type="string">
            <text:p>SELLER</text:p>
          </table:table-cell>
          <table:table-cell office:value-type="string" calcext:value-type="string">
            <text:p>ALL QTY COST</text:p>
          </table:table-cell>
          <table:table-cell office:value-type="string" calcext:value-type="string">
            <text:p>PART COST (ex BTW)</text:p>
          </table:table-cell>
          <table:table-cell office:value-type="string" calcext:value-type="string">
            <text:p>URL</text:p>
          </table:table-cell>
        </table:table-row>
        <table:table-row table:style-name="ro2">
          <table:table-cell/>
          <table:table-cell office:value-type="string" calcext:value-type="string">
            <text:p>005974</text:p>
          </table:table-cell>
          <table:table-cell office:value-type="string" calcext:value-type="string">
            <text:p>JST-PH 4P ca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nytronics</text:p>
          </table:table-cell>
          <table:table-cell table:formula="of:=[.D6]*[.G6]" office:value-type="float" office:value="2.64" calcext:value-type="float">
            <text:p>2.64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<text:a xlink:href="https://www.tinytronics.nl/en/cables-and-connectors/cables-and-adapters/jst-compatible/jst-ph-female-to-dupont-female-compatible-cable-4p-15cm" xlink:type="simple">https://www.tinytronics.nl/en/cables-and-connectors/cables-and-adapters/jst-compatible/jst-ph-female-to-dupont-female-compatible-cable-4p-15cm</text:a></text:p>
          </table:table-cell>
        </table:table-row>
        <table:table-row table:style-name="ro3">
          <table:table-cell/>
          <table:table-cell table:style-name="ce2" office:value-type="string" calcext:value-type="string">
            <text:p>001195</text:p>
          </table:table-cell>
          <table:table-cell office:value-type="string" calcext:value-type="string">
            <text:p>Fuse holder 5x20mm - 5A – PC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nytronics</text:p>
          </table:table-cell>
          <table:table-cell table:formula="of:=[.D7]*[.G7]" office:value-type="float" office:value="2.05" calcext:value-type="float">
            <text:p>2.05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a xlink:href="https://www.tinytronics.nl/en/components/fuses/fuse-holder-5x20mm-5a-pcb" xlink:type="simple">https://www.tinytronics.nl/en/components/fuses/fuse-holder-5x20mm-5a-pcb</text:a></text:p>
          </table:table-cell>
        </table:table-row>
        <table:table-row table:style-name="ro3">
          <table:table-cell/>
          <table:table-cell office:value-type="string" calcext:value-type="string">
            <text:p>000504</text:p>
          </table:table-cell>
          <table:table-cell office:value-type="string" calcext:value-type="string">
            <text:p>8 Pins header Fem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nytronics</text:p>
          </table:table-cell>
          <table:table-cell table:formula="of:=[.D8]*[.G8]"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https://www.tinytronics.nl/en/cables-and-connectors/connectors/pin-headers/female/8-pins-header-female</text:p>
          </table:table-cell>
        </table:table-row>
        <table:table-row table:style-name="ro3">
          <table:table-cell/>
          <table:table-cell office:value-type="string" calcext:value-type="string">
            <text:p>001181</text:p>
          </table:table-cell>
          <table:table-cell office:value-type="string" calcext:value-type="string">
            <text:p>2x18 Pins header 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nytronics</text:p>
          </table:table-cell>
          <table:table-cell table:formula="of:=[.D9]*[.G9]" office:value-type="float" office:value="0.36" calcext:value-type="float">
            <text:p>0.3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https://www.tinytronics.nl/en/cables-and-connectors/connectors/pin-headers/female/2x18-pins-header-female</text:p>
          </table:table-cell>
        </table:table-row>
        <table:table-row table:style-name="ro3">
          <table:table-cell/>
          <table:table-cell office:value-type="string" calcext:value-type="string">
            <text:p>000506</text:p>
          </table:table-cell>
          <table:table-cell office:value-type="string" calcext:value-type="string">
            <text:p>10 Pins header 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nytronics</text:p>
          </table:table-cell>
          <table:table-cell table:formula="of:=[.D10]*[.G10]" office:value-type="float" office:value="0.21" calcext:value-type="float">
            <text:p>0.21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https://www.tinytronics.nl/en/cables-and-connectors/connectors/pin-headers/female/10-pins-header-female</text:p>
          </table:table-cell>
        </table:table-row>
        <table:table-row table:style-name="ro4">
          <table:table-cell/>
          <table:table-cell office:value-type="string" calcext:value-type="string">
            <text:p>000170</text:p>
          </table:table-cell>
          <table:table-cell office:value-type="string" calcext:value-type="string">
            <text:p>2 Pin Screw Terminal Block Connector 5.08mm D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nytronics</text:p>
          </table:table-cell>
          <table:table-cell table:formula="of:=[.D11]*[.G11]" office:value-type="float" office:value="2.48" calcext:value-type="float">
            <text:p>2.48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https://www.tinytronics.nl/en/cables-and-connectors/connectors/screw-terminals/2-pin-screw-terminal-block-connector-5.08mm-distanc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2x3 male p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.B.D</text:p>
          </table:table-cell>
          <table:table-cell table:formula="of:=[.D12]*[.G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2 male 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.B.D</text:p>
          </table:table-cell>
          <table:table-cell table:formula="of:=[.D13]*[.G1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5">
          <table:table-cell table:number-columns-repeated="8"/>
        </table:table-row>
        <table:table-row table:style-name="ro5">
          <table:table-cell/>
          <table:table-cell table:style-name="ce3" office:value-type="string" calcext:value-type="string">
            <text:p>Total cost of 1 PCB</text:p>
          </table:table-cell>
          <table:table-cell table:formula="of:=SUM([.F6:.F13])" office:value-type="float" office:value="8.64" calcext:value-type="float">
            <text:p>8.64</text:p>
          </table:table-cell>
          <table:table-cell table:number-columns-repeated="5"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7T22:17:54.915034302</meta:creation-date>
    <dc:date>2025-05-08T00:58:12.285303062</dc:date>
    <meta:editing-duration>PT2H29M20S</meta:editing-duration>
    <meta:editing-cycles>15</meta:editing-cycles>
    <meta:generator>LibreOffice/25.2.3.2$Linux_X86_64 LibreOffice_project/520$Build-2</meta:generator>
    <meta:document-statistic meta:table-count="1" meta:cell-count="59" meta:object-count="0"/>
  </office:meta>
</office:document-meta>
</file>